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Console" svg:font-family="'Lucida Console'" style:font-family-generic="modern" style:font-pitch="fixed"/>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0e7cd6"/>
    </style:style>
    <style:style style:name="P2" style:family="paragraph" style:parent-style-name="Standard">
      <style:text-properties officeooo:rsid="000f262e" officeooo:paragraph-rsid="000f262e"/>
    </style:style>
    <style:style style:name="P3" style:family="paragraph" style:parent-style-name="Standard">
      <style:text-properties officeooo:rsid="00178fb0" officeooo:paragraph-rsid="00178fb0"/>
    </style:style>
    <style:style style:name="P4" style:family="paragraph" style:parent-style-name="Standard">
      <style:text-properties officeooo:paragraph-rsid="00178fb0"/>
    </style:style>
    <style:style style:name="P5" style:family="paragraph" style:parent-style-name="Standard">
      <style:text-properties officeooo:rsid="001999a9" officeooo:paragraph-rsid="001999a9"/>
    </style:style>
    <style:style style:name="P6" style:family="paragraph" style:parent-style-name="Standard">
      <style:text-properties officeooo:paragraph-rsid="001999a9"/>
    </style:style>
    <style:style style:name="P7" style:family="paragraph" style:parent-style-name="Standard">
      <style:text-properties officeooo:paragraph-rsid="00109e35"/>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officeooo:paragraph-rsid="000d2f15"/>
    </style:style>
    <style:style style:name="T1" style:family="text">
      <style:text-properties officeooo:rsid="000e7cd6"/>
    </style:style>
    <style:style style:name="T2" style:family="text">
      <style:text-properties officeooo:rsid="00100186"/>
    </style:style>
    <style:style style:name="T3" style:family="text">
      <style:text-properties officeooo:rsid="00109e35"/>
    </style:style>
    <style:style style:name="T4" style:family="text">
      <style:text-properties officeooo:rsid="00114a7d"/>
    </style:style>
    <style:style style:name="T5" style:family="text">
      <style:text-properties officeooo:rsid="0012aded"/>
    </style:style>
    <style:style style:name="T6" style:family="text">
      <style:text-properties officeooo:rsid="0014d279"/>
    </style:style>
    <style:style style:name="T7" style:family="text">
      <style:text-properties officeooo:rsid="00169618"/>
    </style:style>
    <style:style style:name="T8" style:family="text">
      <style:text-properties officeooo:rsid="00178fb0"/>
    </style:style>
    <style:style style:name="T9" style:family="text">
      <style:text-properties officeooo:rsid="0018f9a6"/>
    </style:style>
    <style:style style:name="T10" style:family="text">
      <style:text-properties officeooo:rsid="001d08ee"/>
    </style:style>
    <style:style style:name="T11" style:family="text">
      <style:text-properties officeooo:rsid="001f0017"/>
    </style:style>
    <style:style style:name="T12" style:family="text">
      <style:text-properties officeooo:rsid="0020242c"/>
    </style:style>
    <style:style style:name="T13" style:family="text">
      <style:text-properties officeooo:rsid="0021c80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Alexander Shah</text:p>
      <text:p text:style-name="P9">Homework 6: Trees</text:p>
      <text:p text:style-name="P8">EN.605.202.81 Section 84</text:p>
      <text:p text:style-name="Standard"/>
      <text:p text:style-name="Standard">1. </text:p>
      <text:p text:style-name="P1"><text:span text:style-name="T1">For each level of a binary tree, there can be at most two nodes per parent. At the root, there are no ancestor nodes. For each level of the tree we can expect the tree to double. At level 0 we have the root node. Level 1 has 2 nodes and 1 ancestor, the root. Level 2 has 4 nodes and 1 new ancestor totalling 2, level 3 has 8 nodes and 1 new ancestor totalling 3. </text:span><text:span text:style-name="T2">So for each level, we have one new ancestor.</text:span><text:span text:style-name="T1"> This follows the pattern that the number of ancestors is also n.</text:span></text:p>
      <text:p text:style-name="Standard"/>
      <text:p text:style-name="Standard">2.</text:p>
      <text:p text:style-name="P2">At the root, there is one node, at level 1, there are 2 nodes plus the root so 3, at level 2 there are 4 nodes plus the previous 3 so 7, at level 3 there are 8 nodes plus the previous 7 so 15 total. E.g. the number of leaves, n, at level 3 is 8 and the number of previous nodes is 2n-1, 15. This shows that for n leaves, the number of nodes in a binary tree is 2n-1.</text:p>
      <text:p text:style-name="Standard"/>
      <text:p text:style-name="Standard">3.</text:p>
      <text:p text:style-name="P7"><text:span text:style-name="T3">Using pointer fields in an m-ary tree, each parent can have up to m children, where the parent points to the children. If the parent node has less than m children the missing pointers will be null. </text:span><text:span text:style-name="T4">In the case of leaf nodes, </text:span><text:span text:style-name="T5">there are no pointers</text:span><text:span text:style-name="T4">. </text:span><text:span text:style-name="T6">If there are n nodes, there will be n*m pointer fields and since the root doesn’t have a parent, there will be n-1 pointers. </text:span><text:span text:style-name="T7">If we subtract the used pointers (n-1) from the total number of pointers (n*m) we get (n * m) – (n – 1) → nm – n + 1 <text:s/>→ n(m – 1) + 1. So for n nodes there are n(m-1)+1 null child pointers.</text:span></text:p>
      <text:p text:style-name="Standard"/>
      <text:p text:style-name="Standard">4.</text:p>
      <text:p text:style-name="P3">Method fib_tree(n):</text:p>
      <text:p text:style-name="P3"><text:s text:c="4"/>if n==0 or n==1: return <text:span text:style-name="T10">new </text:span>Node(n)</text:p>
      <text:p text:style-name="P3"><text:s text:c="4"/>else:</text:p>
      <text:p text:style-name="P3"><text:s text:c="8"/>root = <text:span text:style-name="T10">new </text:span>Node(n)</text:p>
      <text:p text:style-name="P3"><text:s text:c="8"/>root.left = fib_tree(n-1)</text:p>
      <text:p text:style-name="P3"><text:s text:c="8"/>root.right = fib_tree(n-2)</text:p>
      <text:p text:style-name="P3"><text:s text:c="8"/>return root</text:p>
      <text:p text:style-name="P3"/>
      <text:p text:style-name="P4"><text:span text:style-name="T8">This method establishes a base case when n is 0 or 1, otherwise it recursively creates subtrees to the left and right of the root node.</text:span></text:p>
      <text:p text:style-name="Standard"/>
      <text:p text:style-name="Standard">5.</text:p>
      <text:p text:style-name="P6">a.</text:p>
      <text:p text:style-name="P6"><text:span text:style-name="T8">Yes, the subtrees contain exactly 1 node in the base case or follow the binary tree structure by only containing up to 2 nodes per parent.</text:span></text:p>
      <text:p text:style-name="Standard"/>
      <text:p text:style-name="Standard">b.</text:p>
      <text:p text:style-name="P3">For 0 or 1 there is only one leaf, <text:span text:style-name="T9">for a tree of order n the number of leaves is </text:span><text:span text:style-name="T11">also </text:span><text:span text:style-name="T9">n </text:span><text:span text:style-name="T11">because every value from n to 1 or 0 will be added to the tree</text:span><text:span text:style-name="T9">.</text:span></text:p>
      <text:p text:style-name="Standard"/>
      <text:p text:style-name="Standard">c.</text:p>
      <text:p text:style-name="P5">For 0 or 1 there is only one node. For a tree of order n the number of levels will be the same number n, since the tree grows linearly based on 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Console" svg:font-family="'Lucida Console'" style:font-family-generic="modern" style:font-pitch="fixed"/>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09T17:43:33.431000000</meta:creation-date>
    <dc:date>2023-10-17T14:13:19.382000000</dc:date>
    <meta:editing-duration>PT2H59M49S</meta:editing-duration>
    <meta:editing-cycles>32</meta:editing-cycles>
    <meta:generator>LibreOffice/7.6.2.1$Windows_X86_64 LibreOffice_project/56f7684011345957bbf33a7ee678afaf4d2ba333</meta:generator>
    <meta:document-statistic meta:table-count="0" meta:image-count="0" meta:object-count="0" meta:page-count="1" meta:paragraph-count="25" meta:word-count="452" meta:character-count="2220" meta:non-whitespace-character-count="1747"/>
  </office:meta>
</office:document-meta>
</file>